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9701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31" office:value-type="float" office:value="242.041441423488" calcext:value-type="float">
            <text:p>242.04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31" office:value-type="float" office:value="63.7592364121652" calcext:value-type="float">
            <text:p>63.7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31" office:value-type="float" office:value="35.9257639932955" calcext:value-type="float">
            <text:p>35.93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31" office:value-type="float" office:value="46.2583823584103" calcext:value-type="float">
            <text:p>46.2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31" office:value-type="float" office:value="35.4880358341357" calcext:value-type="float">
            <text:p>35.49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31" office:value-type="float" office:value="20.1383633974461" calcext:value-type="float">
            <text:p>2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31" office:value-type="float" office:value="16.7870851192275" calcext:value-type="float">
            <text:p>16.7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31" office:value-type="float" office:value="31.2892643911544" calcext:value-type="float">
            <text:p>31.29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14840.8821969516" calcext:value-type="float">
            <text:p>14840.88</text:p>
          </table:table-cell>
          <table:table-cell table:formula="of:=[.P36]/24" office:value-type="float" office:value="618.370091539649" calcext:value-type="float">
            <text:p>618.37</text:p>
          </table:table-cell>
          <table:table-cell table:formula="of:=[.Q36]/31" office:value-type="float" office:value="19.9474223077306" calcext:value-type="float">
            <text:p>19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21223.4948501437" calcext:value-type="float">
            <text:p>21223.49</text:p>
          </table:table-cell>
          <table:table-cell table:formula="of:=[.P39]/24" office:value-type="float" office:value="884.312285422653" calcext:value-type="float">
            <text:p>884.31</text:p>
          </table:table-cell>
          <table:table-cell table:formula="of:=[.Q39]/31" office:value-type="float" office:value="28.5262027555694" calcext:value-type="float">
            <text:p>28.5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14831.7727707719" calcext:value-type="float">
            <text:p>14831.77</text:p>
          </table:table-cell>
          <table:table-cell table:formula="of:=[.P42]/24" office:value-type="float" office:value="617.990532115494" calcext:value-type="float">
            <text:p>617.99</text:p>
          </table:table-cell>
          <table:table-cell table:formula="of:=[.Q42]/31" office:value-type="float" office:value="19.9351784553385" calcext:value-type="float">
            <text:p>19.9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1145.6951194851" calcext:value-type="float">
            <text:p>11145.70</text:p>
          </table:table-cell>
          <table:table-cell table:formula="of:=[.P45]/24" office:value-type="float" office:value="464.403963311881" calcext:value-type="float">
            <text:p>464.40</text:p>
          </table:table-cell>
          <table:table-cell table:formula="of:=[.Q45]/31" office:value-type="float" office:value="14.9807730100607" calcext:value-type="float">
            <text:p>14.98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0367.8597203134" calcext:value-type="float">
            <text:p>10367.86</text:p>
          </table:table-cell>
          <table:table-cell table:formula="of:=[.P49]/24" office:value-type="float" office:value="431.994155013057" calcext:value-type="float">
            <text:p>431.99</text:p>
          </table:table-cell>
          <table:table-cell table:formula="of:=[.Q49]/31" office:value-type="float" office:value="13.9352953230018" calcext:value-type="float">
            <text:p>13.94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3551.75654361789" calcext:value-type="float">
            <text:p>3551.76</text:p>
          </table:table-cell>
          <table:table-cell table:formula="of:=[.P52]/24" office:value-type="float" office:value="147.989855984079" calcext:value-type="float">
            <text:p>147.99</text:p>
          </table:table-cell>
          <table:table-cell table:formula="of:=[.Q52]/31" office:value-type="float" office:value="4.77386632206706" calcext:value-type="float">
            <text:p>4.7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1595.06260111876" calcext:value-type="float">
            <text:p>1595.06</text:p>
          </table:table-cell>
          <table:table-cell table:formula="of:=[.P55]/24" office:value-type="float" office:value="66.4609417132818" calcext:value-type="float">
            <text:p>66.46</text:p>
          </table:table-cell>
          <table:table-cell table:formula="of:=[.Q55]/31" office:value-type="float" office:value="2.14390134558974" calcext:value-type="float">
            <text:p>2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Switched from FhirLoader to RifLoader. Uses single INSERTs, constraints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13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15" table:formula="of:=[Facts.$E$3]/([.O58]*60*60)" office:value-type="float" office:value="210.819953322506" calcext:value-type="float">
            <text:p>210.82</text:p>
          </table:table-cell>
          <table:table-cell table:formula="of:=[.P58]/24" office:value-type="float" office:value="8.78416472177107" calcext:value-type="float">
            <text:p>8.78</text:p>
          </table:table-cell>
          <table:table-cell table:formula="of:=[.Q58]/31" office:value-type="float" office:value="0.283360152315196" calcext:value-type="float">
            <text:p>0.2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Switched RifLoader to COPY loading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13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15" table:formula="of:=[Facts.$E$3]/([.O61]*60*60)" office:value-type="float" office:value="248.670885542103" calcext:value-type="float">
            <text:p>248.67</text:p>
          </table:table-cell>
          <table:table-cell table:formula="of:=[.P61]/24" office:value-type="float" office:value="10.3612868975876" calcext:value-type="float">
            <text:p>10.36</text:p>
          </table:table-cell>
          <table:table-cell table:formula="of:=[.Q61]/31" office:value-type="float" office:value="0.334235061212505" calcext:value-type="float">
            <text:p>0.3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5]" office:value-type="string" office:string-value="version=0.1.0-SNAPSHOT" calcext:value-type="string">
            <text:p>version=0.1.0-SNAPSHOT</text:p>
          </table:table-cell>
          <table:table-cell table:formula="of:=['benchmark-data.csv (linked)'.E42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5]" office:value-type="string" office:string-value="2017-06-18T23:22:52.865Z" calcext:value-type="string">
            <text:p>2017-06-18T23:22:52.865Z</text:p>
          </table:table-cell>
          <table:table-cell table:formula="of:=['benchmark-data.csv (linked)'.I425]" office:value-type="float" office:value="33943217" calcext:value-type="float">
            <text:p>33943217</text:p>
          </table:table-cell>
          <table:table-cell table:formula="of:=['benchmark-data.csv (linked)'.J425]" office:value-type="float" office:value="1000000" calcext:value-type="float">
            <text:p>1000000</text:p>
          </table:table-cell>
          <table:table-cell office:value-type="string" calcext:value-type="string">
            <text:p>Still RifLoader but removed BatchCollector.</text:p>
          </table:table-cell>
          <table:table-cell table:formula="of:=DCOUNT(LinkedBenchmarkData; &quot;Duration&quot;; [.A63:.H64])" office:value-type="float" office:value="2" calcext:value-type="float">
            <text:p>2</text:p>
          </table:table-cell>
          <table:table-cell table:formula="of:=DSUM(LinkedBenchmarkData; &quot;Duration&quot;; [.A63:.H64])/[.J64]" office:value-type="float" office:value="6551887.5" calcext:value-type="float">
            <text:p>6551888</text:p>
          </table:table-cell>
          <table:table-cell table:style-name="ce13" table:formula="of:=DSTDEV(LinkedBenchmarkData; &quot;Duration&quot;; [.A63:.H64])" office:value-type="float" office:value="143263.3694023" calcext:value-type="float">
            <text:p>143263</text:p>
          </table:table-cell>
          <table:table-cell table:formula="of:=CONFIDENCE(0.05;[.L64];[.J64])" office:value-type="float" office:value="198549.251543869" calcext:value-type="float">
            <text:p>198549</text:p>
          </table:table-cell>
          <table:table-cell table:formula="of:=[.K64]+[.M64]" office:value-type="float" office:value="6750436.75154387" calcext:value-type="float">
            <text:p>6750437</text:p>
          </table:table-cell>
          <table:table-cell table:formula="of:=[.G64]/[.N64]*1000" office:value-type="float" office:value="5028.2993899968" calcext:value-type="float">
            <text:p>5028</text:p>
          </table:table-cell>
          <table:table-cell table:style-name="ce15" table:formula="of:=[Facts.$E$3]/([.O64]*60*60)" office:value-type="float" office:value="243.720418940621" calcext:value-type="float">
            <text:p>243.72</text:p>
          </table:table-cell>
          <table:table-cell table:formula="of:=[.P64]/24" office:value-type="float" office:value="10.1550174558592" calcext:value-type="float">
            <text:p>10.16</text:p>
          </table:table-cell>
          <table:table-cell table:formula="of:=[.Q64]/31" office:value-type="float" office:value="0.327581208253523" calcext:value-type="float">
            <text:p>0.3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7]" office:value-type="string" office:string-value="version=0.1.0-SNAPSHOT" calcext:value-type="string">
            <text:p>version=0.1.0-SNAPSHOT</text:p>
          </table:table-cell>
          <table:table-cell table:formula="of:=['benchmark-data.csv (linked)'.E42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7]" office:value-type="string" office:string-value="2017-06-19T03:49:04.293Z" calcext:value-type="string">
            <text:p>2017-06-19T03:49:04.293Z</text:p>
          </table:table-cell>
          <table:table-cell table:formula="of:=['benchmark-data.csv (linked)'.I427]" office:value-type="float" office:value="33943217" calcext:value-type="float">
            <text:p>33943217</text:p>
          </table:table-cell>
          <table:table-cell table:formula="of:=['benchmark-data.csv (linked)'.J427]" office:value-type="float" office:value="1000000" calcext:value-type="float">
            <text:p>1000000</text:p>
          </table:table-cell>
          <table:table-cell office:value-type="string" calcext:value-type="string">
            <text:p>Disabled constraints. Holy shit, that's fast!</text:p>
          </table:table-cell>
          <table:table-cell table:formula="of:=DCOUNT(LinkedBenchmarkData; &quot;Duration&quot;; [.A66:.H67])" office:value-type="float" office:value="2" calcext:value-type="float">
            <text:p>2</text:p>
          </table:table-cell>
          <table:table-cell table:formula="of:=DSUM(LinkedBenchmarkData; &quot;Duration&quot;; [.A66:.H67])/[.J67]" office:value-type="float" office:value="2265369.5" calcext:value-type="float">
            <text:p>2265370</text:p>
          </table:table-cell>
          <table:table-cell table:style-name="ce13" table:formula="of:=DSTDEV(LinkedBenchmarkData; &quot;Duration&quot;; [.A66:.H67])" office:value-type="float" office:value="18802.6764185315" calcext:value-type="float">
            <text:p>18803</text:p>
          </table:table-cell>
          <table:table-cell table:formula="of:=CONFIDENCE(0.05;[.L67];[.J67])" office:value-type="float" office:value="26058.7011564523" calcext:value-type="float">
            <text:p>26059</text:p>
          </table:table-cell>
          <table:table-cell table:formula="of:=[.K67]+[.M67]" office:value-type="float" office:value="2291428.20115645" calcext:value-type="float">
            <text:p>2291428</text:p>
          </table:table-cell>
          <table:table-cell table:formula="of:=[.G67]/[.N67]*1000" office:value-type="float" office:value="14813.1270195895" calcext:value-type="float">
            <text:p>14813</text:p>
          </table:table-cell>
          <table:table-cell table:style-name="ce15" table:formula="of:=[Facts.$E$3]/([.O67]*60*60)" office:value-type="float" office:value="82.7306234712116" calcext:value-type="float">
            <text:p>82.73</text:p>
          </table:table-cell>
          <table:table-cell table:formula="of:=[.P67]/24" office:value-type="float" office:value="3.44710931130048" calcext:value-type="float">
            <text:p>3.45</text:p>
          </table:table-cell>
          <table:table-cell table:formula="of:=[.Q67]/31" office:value-type="float" office:value="0.11119707455808" calcext:value-type="float">
            <text:p>0.1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9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9]" office:value-type="string" office:string-value="version=0.1.0-SNAPSHOT" calcext:value-type="string">
            <text:p>version=0.1.0-SNAPSHOT</text:p>
          </table:table-cell>
          <table:table-cell table:formula="of:=['benchmark-data.csv (linked)'.E42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9]" office:value-type="string" office:string-value="2017-06-19T04:56:14.841Z" calcext:value-type="string">
            <text:p>2017-06-19T04:56:14.841Z</text:p>
          </table:table-cell>
          <table:table-cell table:formula="of:=['benchmark-data.csv (linked)'.I429]" office:value-type="float" office:value="33943217" calcext:value-type="float">
            <text:p>33943217</text:p>
          </table:table-cell>
          <table:table-cell table:formula="of:=['benchmark-data.csv (linked)'.J429]" office:value-type="float" office:value="1000000" calcext:value-type="float">
            <text:p>1000000</text:p>
          </table:table-cell>
          <table:table-cell office:value-type="string" calcext:value-type="string">
            <text:p>Switched RifLoader back to single INSERTs. Expanded worker queue.</text:p>
          </table:table-cell>
          <table:table-cell table:formula="of:=DCOUNT(LinkedBenchmarkData; &quot;Duration&quot;; [.A69:.H70])" office:value-type="float" office:value="2" calcext:value-type="float">
            <text:p>2</text:p>
          </table:table-cell>
          <table:table-cell table:formula="of:=DSUM(LinkedBenchmarkData; &quot;Duration&quot;; [.A69:.H70])/[.J70]" office:value-type="float" office:value="1725204.5" calcext:value-type="float">
            <text:p>1725205</text:p>
          </table:table-cell>
          <table:table-cell table:style-name="ce13" table:formula="of:=DSTDEV(LinkedBenchmarkData; &quot;Duration&quot;; [.A69:.H70])" office:value-type="float" office:value="122215.628953502" calcext:value-type="float">
            <text:p>122216</text:p>
          </table:table-cell>
          <table:table-cell table:formula="of:=CONFIDENCE(0.05;[.L70];[.J70])" office:value-type="float" office:value="169379.107561959" calcext:value-type="float">
            <text:p>169379</text:p>
          </table:table-cell>
          <table:table-cell table:formula="of:=[.K70]+[.M70]" office:value-type="float" office:value="1894583.60756196" calcext:value-type="float">
            <text:p>1894584</text:p>
          </table:table-cell>
          <table:table-cell table:formula="of:=[.G70]/[.N70]*1000" office:value-type="float" office:value="17915.9245675517" calcext:value-type="float">
            <text:p>17916</text:p>
          </table:table-cell>
          <table:table-cell table:style-name="ce15" table:formula="of:=[Facts.$E$3]/([.O70]*60*60)" office:value-type="float" office:value="68.4027904486964" calcext:value-type="float">
            <text:p>68.40</text:p>
          </table:table-cell>
          <table:table-cell table:formula="of:=[.P70]/24" office:value-type="float" office:value="2.85011626869568" calcext:value-type="float">
            <text:p>2.85</text:p>
          </table:table-cell>
          <table:table-cell table:formula="of:=[.Q70]/31" office:value-type="float" office:value="0.0919392344740543" calcext:value-type="float">
            <text:p>0.0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8">
          <table:table-cell table:formula="of:=['benchmark-data.csv (linked)'.A43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1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1]" office:value-type="string" office:string-value="version=0.1.0-SNAPSHOT" calcext:value-type="string">
            <text:p>version=0.1.0-SNAPSHOT</text:p>
          </table:table-cell>
          <table:table-cell table:formula="of:=['benchmark-data.csv (linked)'.E43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1]" office:value-type="string" office:string-value="2017-06-19T11:33:38.849Z" calcext:value-type="string">
            <text:p>2017-06-19T11:33:38.849Z</text:p>
          </table:table-cell>
          <table:table-cell table:formula="of:=['benchmark-data.csv (linked)'.I431]" office:value-type="float" office:value="33943217" calcext:value-type="float">
            <text:p>33943217</text:p>
          </table:table-cell>
          <table:table-cell table:formula="of:=['benchmark-data.csv (linked)'.J431]" office:value-type="float" office:value="1000000" calcext:value-type="float">
            <text:p>1000000</text:p>
          </table:table-cell>
          <table:table-cell office:value-type="string" calcext:value-type="string">
            <text:p>Still single INSERTs, but now with query first. Also immediately closing EntityManager. <text:s/>Not sure why faster?</text:p>
          </table:table-cell>
          <table:table-cell table:formula="of:=DCOUNT(LinkedBenchmarkData; &quot;Duration&quot;; [.A72:.H73])" office:value-type="float" office:value="2" calcext:value-type="float">
            <text:p>2</text:p>
          </table:table-cell>
          <table:table-cell table:formula="of:=DSUM(LinkedBenchmarkData; &quot;Duration&quot;; [.A72:.H73])/[.J73]" office:value-type="float" office:value="1569286" calcext:value-type="float">
            <text:p>1569286</text:p>
          </table:table-cell>
          <table:table-cell table:style-name="ce13" table:formula="of:=DSTDEV(LinkedBenchmarkData; &quot;Duration&quot;; [.A72:.H73])" office:value-type="float" office:value="12331.9422638934" calcext:value-type="float">
            <text:p>12332</text:p>
          </table:table-cell>
          <table:table-cell table:formula="of:=CONFIDENCE(0.05;[.L73];[.J73])" office:value-type="float" office:value="17090.8859451893" calcext:value-type="float">
            <text:p>17091</text:p>
          </table:table-cell>
          <table:table-cell table:formula="of:=[.K73]+[.M73]" office:value-type="float" office:value="1586376.88594519" calcext:value-type="float">
            <text:p>1586377</text:p>
          </table:table-cell>
          <table:table-cell table:formula="of:=[.G73]/[.N73]*1000" office:value-type="float" office:value="21396.691606343" calcext:value-type="float">
            <text:p>21397</text:p>
          </table:table-cell>
          <table:table-cell table:style-name="ce15" table:formula="of:=[Facts.$E$3]/([.O73]*60*60)" office:value-type="float" office:value="57.2751739584634" calcext:value-type="float">
            <text:p>57.28</text:p>
          </table:table-cell>
          <table:table-cell table:formula="of:=[.P73]/24" office:value-type="float" office:value="2.38646558160264" calcext:value-type="float">
            <text:p>2.39</text:p>
          </table:table-cell>
          <table:table-cell table:formula="of:=[.Q73]/31" office:value-type="float" office:value="0.0769827606968594" calcext:value-type="float">
            <text:p>0.0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9">
          <table:table-cell table:formula="of:=['benchmark-data.csv (linked)'.A43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3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3]" office:value-type="string" office:string-value="version=0.1.0-SNAPSHOT" calcext:value-type="string">
            <text:p>version=0.1.0-SNAPSHOT</text:p>
          </table:table-cell>
          <table:table-cell table:formula="of:=['benchmark-data.csv (linked)'.E43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3]" office:value-type="string" office:string-value="2017-06-19T13:42:38.751Z" calcext:value-type="string">
            <text:p>2017-06-19T13:42:38.751Z</text:p>
          </table:table-cell>
          <table:table-cell table:formula="of:=['benchmark-data.csv (linked)'.I433]" office:value-type="float" office:value="33943217" calcext:value-type="float">
            <text:p>33943217</text:p>
          </table:table-cell>
          <table:table-cell table:formula="of:=['benchmark-data.csv (linked)'.J433]" office:value-type="float" office:value="1000000" calcext:value-type="float">
            <text:p>1000000</text:p>
          </table:table-cell>
          <table:table-cell office:value-type="string" calcext:value-type="string">
            <text:p>Same as last time, but with extra record count queries to verify. Looks like nothing loaded, so that explains speedup.</text:p>
          </table:table-cell>
          <table:table-cell table:formula="of:=DCOUNT(LinkedBenchmarkData; &quot;Duration&quot;; [.A75:.H76])" office:value-type="float" office:value="2" calcext:value-type="float">
            <text:p>2</text:p>
          </table:table-cell>
          <table:table-cell table:formula="of:=DSUM(LinkedBenchmarkData; &quot;Duration&quot;; [.A75:.H76])/[.J76]" office:value-type="float" office:value="1625398.5" calcext:value-type="float">
            <text:p>1625399</text:p>
          </table:table-cell>
          <table:table-cell table:style-name="ce13" table:formula="of:=DSTDEV(LinkedBenchmarkData; &quot;Duration&quot;; [.A75:.H76])" office:value-type="float" office:value="801.151983084358" calcext:value-type="float">
            <text:p>801</text:p>
          </table:table-cell>
          <table:table-cell table:formula="of:=CONFIDENCE(0.05;[.L76];[.J76])" office:value-type="float" office:value="1110.31959724194" calcext:value-type="float">
            <text:p>1110</text:p>
          </table:table-cell>
          <table:table-cell table:formula="of:=[.K76]+[.M76]" office:value-type="float" office:value="1626508.81959724" calcext:value-type="float">
            <text:p>1626509</text:p>
          </table:table-cell>
          <table:table-cell table:formula="of:=[.G76]/[.N76]*1000" office:value-type="float" office:value="20868.7568066216" calcext:value-type="float">
            <text:p>20869</text:p>
          </table:table-cell>
          <table:table-cell table:style-name="ce15" table:formula="of:=[Facts.$E$3]/([.O76]*60*60)" office:value-type="float" office:value="58.7241130482694" calcext:value-type="float">
            <text:p>58.72</text:p>
          </table:table-cell>
          <table:table-cell table:formula="of:=[.P76]/24" office:value-type="float" office:value="2.44683804367789" calcext:value-type="float">
            <text:p>2.45</text:p>
          </table:table-cell>
          <table:table-cell table:formula="of:=[.Q76]/31" office:value-type="float" office:value="0.0789302594734804" calcext:value-type="float">
            <text:p>0.0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3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5]" office:value-type="string" office:string-value="version=0.1.0-SNAPSHOT" calcext:value-type="string">
            <text:p>version=0.1.0-SNAPSHOT</text:p>
          </table:table-cell>
          <table:table-cell table:formula="of:=['benchmark-data.csv (linked)'.E43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5]" office:value-type="string" office:string-value="2017-06-19T14:47:41.802Z" calcext:value-type="string">
            <text:p>2017-06-19T14:47:41.802Z</text:p>
          </table:table-cell>
          <table:table-cell table:formula="of:=['benchmark-data.csv (linked)'.I435]" office:value-type="float" office:value="33943217" calcext:value-type="float">
            <text:p>33943217</text:p>
          </table:table-cell>
          <table:table-cell table:formula="of:=['benchmark-data.csv (linked)'.J435]" office:value-type="float" office:value="1000000" calcext:value-type="float">
            <text:p>1000000</text:p>
          </table:table-cell>
          <table:table-cell office:value-type="string" calcext:value-type="string">
            <text:p>Disabled idempotency queries, which were broken. Record counts now check out.</text:p>
          </table:table-cell>
          <table:table-cell table:formula="of:=DCOUNT(LinkedBenchmarkData; &quot;Duration&quot;; [.A78:.H79])" office:value-type="float" office:value="2" calcext:value-type="float">
            <text:p>2</text:p>
          </table:table-cell>
          <table:table-cell table:formula="of:=DSUM(LinkedBenchmarkData; &quot;Duration&quot;; [.A78:.H79])/[.J79]" office:value-type="float" office:value="1859571" calcext:value-type="float">
            <text:p>1859571</text:p>
          </table:table-cell>
          <table:table-cell table:style-name="ce13" table:formula="of:=DSTDEV(LinkedBenchmarkData; &quot;Duration&quot;; [.A78:.H79])" office:value-type="float" office:value="21115.6226997927" calcext:value-type="float">
            <text:p>21116</text:p>
          </table:table-cell>
          <table:table-cell table:formula="of:=CONFIDENCE(0.05;[.L79];[.J79])" office:value-type="float" office:value="29264.2222531675" calcext:value-type="float">
            <text:p>29264</text:p>
          </table:table-cell>
          <table:table-cell table:formula="of:=[.K79]+[.M79]" office:value-type="float" office:value="1888835.22225317" calcext:value-type="float">
            <text:p>1888835</text:p>
          </table:table-cell>
          <table:table-cell table:formula="of:=[.G79]/[.N79]*1000" office:value-type="float" office:value="17970.4489836385" calcext:value-type="float">
            <text:p>17970</text:p>
          </table:table-cell>
          <table:table-cell table:style-name="ce15" table:formula="of:=[Facts.$E$3]/([.O79]*60*60)" office:value-type="float" office:value="68.1952484884861" calcext:value-type="float">
            <text:p>68.20</text:p>
          </table:table-cell>
          <table:table-cell table:formula="of:=[.P79]/24" office:value-type="float" office:value="2.84146868702025" calcext:value-type="float">
            <text:p>2.84</text:p>
          </table:table-cell>
          <table:table-cell table:formula="of:=[.Q79]/31" office:value-type="float" office:value="0.0916602802264598" calcext:value-type="float">
            <text:p>0.0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3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7]" office:value-type="string" office:string-value="version=0.1.0-SNAPSHOT" calcext:value-type="string">
            <text:p>version=0.1.0-SNAPSHOT</text:p>
          </table:table-cell>
          <table:table-cell table:formula="of:=['benchmark-data.csv (linked)'.E43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7]" office:value-type="string" office:string-value="2017-06-19T20:58:02.396Z" calcext:value-type="string">
            <text:p>2017-06-19T20:58:02.396Z</text:p>
          </table:table-cell>
          <table:table-cell table:formula="of:=['benchmark-data.csv (linked)'.I437]" office:value-type="float" office:value="33943217" calcext:value-type="float">
            <text:p>33943217</text:p>
          </table:table-cell>
          <table:table-cell table:formula="of:=['benchmark-data.csv (linked)'.J437]" office:value-type="float" office:value="1000000" calcext:value-type="float">
            <text:p>1000000</text:p>
          </table:table-cell>
          <table:table-cell office:value-type="string" calcext:value-type="string">
            <text:p>Fixed and enabled idempotency, enabled Pks but not Fks.</text:p>
          </table:table-cell>
          <table:table-cell table:formula="of:=DCOUNT(LinkedBenchmarkData; &quot;Duration&quot;; [.A81:.H82])" office:value-type="float" office:value="2" calcext:value-type="float">
            <text:p>2</text:p>
          </table:table-cell>
          <table:table-cell table:formula="of:=DSUM(LinkedBenchmarkData; &quot;Duration&quot;; [.A81:.H82])/[.J82]" office:value-type="float" office:value="6229565.5" calcext:value-type="float">
            <text:p>6229566</text:p>
          </table:table-cell>
          <table:table-cell table:style-name="ce13" table:formula="of:=DSTDEV(LinkedBenchmarkData; &quot;Duration&quot;; [.A81:.H82])" office:value-type="float" office:value="86618.4593750085" calcext:value-type="float">
            <text:p>86618</text:p>
          </table:table-cell>
          <table:table-cell table:formula="of:=CONFIDENCE(0.05;[.L82];[.J82])" office:value-type="float" office:value="120044.854107101" calcext:value-type="float">
            <text:p>120045</text:p>
          </table:table-cell>
          <table:table-cell table:formula="of:=[.K82]+[.M82]" office:value-type="float" office:value="6349610.3541071" calcext:value-type="float">
            <text:p>6349610</text:p>
          </table:table-cell>
          <table:table-cell table:formula="of:=[.G82]/[.N82]*1000" office:value-type="float" office:value="5345.7165254313" calcext:value-type="float">
            <text:p>5346</text:p>
          </table:table-cell>
          <table:table-cell table:style-name="ce15" table:formula="of:=[Facts.$E$3]/([.O82]*60*60)" office:value-type="float" office:value="229.248825308786" calcext:value-type="float">
            <text:p>229.25</text:p>
          </table:table-cell>
          <table:table-cell table:formula="of:=[.P82]/24" office:value-type="float" office:value="9.55203438786608" calcext:value-type="float">
            <text:p>9.55</text:p>
          </table:table-cell>
          <table:table-cell table:formula="of:=[.Q82]/31" office:value-type="float" office:value="0.308130141544067" calcext:value-type="float">
            <text:p>0.3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3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9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39]" office:value-type="string" office:string-value="version=0.1.0-SNAPSHOT" calcext:value-type="string">
            <text:p>version=0.1.0-SNAPSHOT</text:p>
          </table:table-cell>
          <table:table-cell table:formula="of:=['benchmark-data.csv (linked)'.E43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9]" office:value-type="string" office:string-value="2017-06-24T01:22:23.808Z" calcext:value-type="string">
            <text:p>2017-06-24T01:22:23.808Z</text:p>
          </table:table-cell>
          <table:table-cell table:formula="of:=['benchmark-data.csv (linked)'.I439]" office:value-type="float" office:value="52122968" calcext:value-type="float">
            <text:p>52122968</text:p>
          </table:table-cell>
          <table:table-cell table:formula="of:=['benchmark-data.csv (linked)'.J439]" office:value-type="float" office:value="1000000" calcext:value-type="float">
            <text:p>1000000</text:p>
          </table:table-cell>
          <table:table-cell office:value-type="string" calcext:value-type="string">
            <text:p>Same strategy, but now all claim types.</text:p>
          </table:table-cell>
          <table:table-cell table:formula="of:=DCOUNT(LinkedBenchmarkData; &quot;Duration&quot;; [.A84:.H85])" office:value-type="float" office:value="2" calcext:value-type="float">
            <text:p>2</text:p>
          </table:table-cell>
          <table:table-cell table:formula="of:=DSUM(LinkedBenchmarkData; &quot;Duration&quot;; [.A84:.H85])/[.J85]" office:value-type="float" office:value="10423654.5" calcext:value-type="float">
            <text:p>10423655</text:p>
          </table:table-cell>
          <table:table-cell table:style-name="ce13" table:formula="of:=DSTDEV(LinkedBenchmarkData; &quot;Duration&quot;; [.A84:.H85])" office:value-type="float" office:value="325126.990882793" calcext:value-type="float">
            <text:p>325127</text:p>
          </table:table-cell>
          <table:table-cell table:formula="of:=CONFIDENCE(0.05;[.L85];[.J85])" office:value-type="float" office:value="450594.740063766" calcext:value-type="float">
            <text:p>450595</text:p>
          </table:table-cell>
          <table:table-cell table:formula="of:=[.K85]+[.M85]" office:value-type="float" office:value="10874249.2400638" calcext:value-type="float">
            <text:p>10874249</text:p>
          </table:table-cell>
          <table:table-cell table:formula="of:=[.G85]/[.N85]*1000" office:value-type="float" office:value="4793.24750144262" calcext:value-type="float">
            <text:p>4793</text:p>
          </table:table-cell>
          <table:table-cell table:style-name="ce15" table:formula="of:=[Facts.$E$3]/([.O85]*60*60)" office:value-type="float" office:value="255.672012246405" calcext:value-type="float">
            <text:p>255.67</text:p>
          </table:table-cell>
          <table:table-cell table:formula="of:=[.P85]/24" office:value-type="float" office:value="10.6530005102669" calcext:value-type="float">
            <text:p>10.65</text:p>
          </table:table-cell>
          <table:table-cell table:formula="of:=[.Q85]/31" office:value-type="float" office:value="0.343645177750544" calcext:value-type="float">
            <text:p>0.3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1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41]" office:value-type="string" office:string-value="version=0.1.0-SNAPSHOT" calcext:value-type="string">
            <text:p>version=0.1.0-SNAPSHOT</text:p>
          </table:table-cell>
          <table:table-cell table:formula="of:=['benchmark-data.csv (linked)'.E44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1]" office:value-type="string" office:string-value="2017-06-24T16:26:22.265Z" calcext:value-type="string">
            <text:p>2017-06-24T16:26:22.265Z</text:p>
          </table:table-cell>
          <table:table-cell table:formula="of:=['benchmark-data.csv (linked)'.I441]" office:value-type="float" office:value="52122968" calcext:value-type="float">
            <text:p>52122968</text:p>
          </table:table-cell>
          <table:table-cell table:formula="of:=['benchmark-data.csv (linked)'.J441]" office:value-type="float" office:value="1000000" calcext:value-type="float">
            <text:p>1000000</text:p>
          </table:table-cell>
          <table:table-cell office:value-type="string" calcext:value-type="string">
            <text:p>Single INSERTs, no indices or constraints.</text:p>
          </table:table-cell>
          <table:table-cell table:formula="of:=DCOUNT(LinkedBenchmarkData; &quot;Duration&quot;; [.A87:.H88])" office:value-type="float" office:value="2" calcext:value-type="float">
            <text:p>2</text:p>
          </table:table-cell>
          <table:table-cell table:formula="of:=DSUM(LinkedBenchmarkData; &quot;Duration&quot;; [.A87:.H88])/[.J88]" office:value-type="float" office:value="6526930.5" calcext:value-type="float">
            <text:p>6526931</text:p>
          </table:table-cell>
          <table:table-cell table:style-name="ce13" table:formula="of:=DSTDEV(LinkedBenchmarkData; &quot;Duration&quot;; [.A87:.H88])" office:value-type="float" office:value="38801.0704040494" calcext:value-type="float">
            <text:p>38801</text:p>
          </table:table-cell>
          <table:table-cell table:formula="of:=CONFIDENCE(0.05;[.L88];[.J88])" office:value-type="float" office:value="53774.5518618332" calcext:value-type="float">
            <text:p>53775</text:p>
          </table:table-cell>
          <table:table-cell table:formula="of:=[.K88]+[.M88]" office:value-type="float" office:value="6580705.05186183" calcext:value-type="float">
            <text:p>6580705</text:p>
          </table:table-cell>
          <table:table-cell table:formula="of:=[.G88]/[.N88]*1000" office:value-type="float" office:value="7920.57501274171" calcext:value-type="float">
            <text:p>7921</text:p>
          </table:table-cell>
          <table:table-cell table:style-name="ce15" table:formula="of:=[Facts.$E$3]/([.O88]*60*60)" office:value-type="float" office:value="154.723518421004" calcext:value-type="float">
            <text:p>154.72</text:p>
          </table:table-cell>
          <table:table-cell table:formula="of:=[.P88]/24" office:value-type="float" office:value="6.44681326754185" calcext:value-type="float">
            <text:p>6.45</text:p>
          </table:table-cell>
          <table:table-cell table:formula="of:=[.Q88]/31" office:value-type="float" office:value="0.207961718307801" calcext:value-type="float">
            <text:p>0.21</text:p>
          </table:table-cell>
          <table:table-cell table:number-columns-repeated="1006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1" calcext:value-type="float">
            <text:p>1</text:p>
          </table:table-cell>
          <table:table-cell office:value-type="float" office:value="6450585" calcext:value-type="float">
            <text:p>64505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1314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2" calcext:value-type="float">
            <text:p>2</text:p>
          </table:table-cell>
          <table:table-cell office:value-type="float" office:value="6653190" calcext:value-type="float">
            <text:p>665319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3167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1" calcext:value-type="float">
            <text:p>1</text:p>
          </table:table-cell>
          <table:table-cell office:value-type="float" office:value="2252074" calcext:value-type="float">
            <text:p>225207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1875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2" calcext:value-type="float">
            <text:p>2</text:p>
          </table:table-cell>
          <table:table-cell office:value-type="float" office:value="2278665" calcext:value-type="float">
            <text:p>22786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3737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1" calcext:value-type="float">
            <text:p>1</text:p>
          </table:table-cell>
          <table:table-cell office:value-type="float" office:value="1638785" calcext:value-type="float">
            <text:p>16387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557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2" calcext:value-type="float">
            <text:p>2</text:p>
          </table:table-cell>
          <table:table-cell office:value-type="float" office:value="1811624" calcext:value-type="float">
            <text:p>181162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361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1" calcext:value-type="float">
            <text:p>1</text:p>
          </table:table-cell>
          <table:table-cell office:value-type="float" office:value="1578006" calcext:value-type="float">
            <text:p>157800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95177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2" calcext:value-type="float">
            <text:p>2</text:p>
          </table:table-cell>
          <table:table-cell office:value-type="float" office:value="1560566" calcext:value-type="float">
            <text:p>156056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39835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1" calcext:value-type="float">
            <text:p>1</text:p>
          </table:table-cell>
          <table:table-cell office:value-type="float" office:value="1625965" calcext:value-type="float">
            <text:p>16259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8911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2" calcext:value-type="float">
            <text:p>2</text:p>
          </table:table-cell>
          <table:table-cell office:value-type="float" office:value="1624832" calcext:value-type="float">
            <text:p>162483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9082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1" calcext:value-type="float">
            <text:p>1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87460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2" calcext:value-type="float">
            <text:p>2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627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1" calcext:value-type="float">
            <text:p>1</text:p>
          </table:table-cell>
          <table:table-cell office:value-type="float" office:value="6168317" calcext:value-type="float">
            <text:p>6168317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796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2" calcext:value-type="float">
            <text:p>2</text:p>
          </table:table-cell>
          <table:table-cell office:value-type="float" office:value="6290814" calcext:value-type="float">
            <text:p>629081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0130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1" calcext:value-type="float">
            <text:p>1</text:p>
          </table:table-cell>
          <table:table-cell office:value-type="float" office:value="10193755" calcext:value-type="float">
            <text:p>10193755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330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2" calcext:value-type="float">
            <text:p>2</text:p>
          </table:table-cell>
          <table:table-cell office:value-type="float" office:value="10653554" calcext:value-type="float">
            <text:p>1065355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86329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1" calcext:value-type="float">
            <text:p>1</text:p>
          </table:table-cell>
          <table:table-cell office:value-type="float" office:value="6499494" calcext:value-type="float">
            <text:p>649949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7376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2" calcext:value-type="float">
            <text:p>2</text:p>
          </table:table-cell>
          <table:table-cell office:value-type="float" office:value="6554367" calcext:value-type="float">
            <text:p>6554367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43237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5:02:10.77515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6-24T15:09:28.123287416</dc:date>
    <dc:creator>Karl Davis</dc:creator>
    <meta:editing-duration>P5DT20H39M51S</meta:editing-duration>
    <meta:editing-cycles>62</meta:editing-cycles>
    <meta:generator>LibreOffice/4.2.8.2$Linux_X86_64 LibreOffice_project/420m0$Build-2</meta:generator>
    <meta:document-statistic meta:table-count="3" meta:cell-count="5699" meta:object-count="0"/>
  </office:meta>
</office:document-meta>
</file>